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5.405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752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115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beetroot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Betterave conventionnel</text:p>
          </table:table-cell>
          <table:table-cell table:style-name="ce5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2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SUP_PLOW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OW_BEE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OW_BEE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beetroot_seed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OW_BEE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beetroot_herbici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tsp_4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potassium_chlorid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beetroot_insecticide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beetroot_fungici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HAR_BEE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HAR_BEE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beetroot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5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4" table:number-columns-repeated="6"/>
          <table:table-cell table:style-name="ce7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60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beetroot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Betterave biologique</text:p>
          </table:table-cell>
          <table:table-cell table:style-name="ce5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8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SMS_12T</text:p>
          </table:table-cell>
          <table:table-cell table:style-name="ce8" table:number-columns-repeated="3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8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litter_cattle_man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OW_BEE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OW_BEE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beetroot_se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</text:p>
          </table:table-cell>
          <table:table-cell table:style-name="ce8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OE_ROT_6M</text:p>
          </table:table-cell>
          <table:table-cell table:style-name="ce8" table:number-columns-repeated="3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HAR_BEE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HAR_BEE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beetroo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5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4" table:number-columns-repeated="6"/>
          <table:table-cell table:style-name="ce7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61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2:41:09.89778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2:41:32.442853443</dc:date>
    <meta:editing-duration>PT39S</meta:editing-duration>
    <meta:editing-cycles>3</meta:editing-cycles>
    <meta:document-statistic meta:table-count="2" meta:cell-count="232" meta:object-count="0"/>
  </office:meta>
</office:document-meta>
</file>